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e4e" officeooo:paragraph-rsid="000b6e4e"/>
    </style:style>
    <style:style style:name="P2" style:family="paragraph" style:parent-style-name="Standard">
      <style:text-properties officeooo:rsid="000b6e4e" officeooo:paragraph-rsid="000e96f5"/>
    </style:style>
    <style:style style:name="P3" style:family="paragraph" style:parent-style-name="Standard">
      <style:text-properties officeooo:rsid="000b6e4e" officeooo:paragraph-rsid="001456ae"/>
    </style:style>
    <style:style style:name="P4" style:family="paragraph" style:parent-style-name="Standard">
      <style:text-properties officeooo:rsid="000b6e4e" officeooo:paragraph-rsid="0015eec8"/>
    </style:style>
    <style:style style:name="P5" style:family="paragraph" style:parent-style-name="Standard">
      <style:text-properties officeooo:rsid="000bf18a" officeooo:paragraph-rsid="000bf18a"/>
    </style:style>
    <style:style style:name="P6" style:family="paragraph" style:parent-style-name="Standard">
      <style:text-properties officeooo:paragraph-rsid="000e96f5"/>
    </style:style>
    <style:style style:name="T1" style:family="text">
      <style:text-properties officeooo:rsid="000bf18a"/>
    </style:style>
    <style:style style:name="T2" style:family="text">
      <style:text-properties officeooo:rsid="000b6e4e"/>
    </style:style>
    <style:style style:name="T3" style:family="text">
      <style:text-properties officeooo:rsid="001ebb5b"/>
    </style:style>
    <style:style style:name="T4" style:family="text">
      <style:text-properties officeooo:rsid="000ecea6"/>
    </style:style>
    <style:style style:name="T5" style:family="text">
      <style:text-properties officeooo:rsid="001456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月17日 22点 王宇祥 日报 </text:p>
      <text:p text:style-name="P1"><text:tab/>做了什么</text:p>
      <text:p text:style-name="P1"><text:tab/><text:tab/>1.根据海国给的提示清楚了配置寄存器的代码位置。但是由于代码过于庞大，对代码没有一个大<text:tab/><text:tab/> <text:s text:c="2"/>体的流程。</text:p>
      <text:p text:style-name="P1"><text:tab/><text:tab/>2.在自己配置好环境下编译成功并成功在S32V234板子上点亮了摄像头（有点小激动）。编译<text:tab/><text:tab/> <text:s text:c="2"/>环境搞了好几遍，最后发现是一个环境变量出现问题和一个命令没安装。发现问题后，就好解<text:tab/><text:tab/> <text:s text:c="2"/>决了。</text:p>
      <text:p text:style-name="P1"><text:tab/><text:tab/><text:span text:style-name="T1">3.对编译perf有了大概的一个流程。</text:span></text:p>
      <text:p text:style-name="P1"><text:tab/><text:tab/></text:p>
      <text:p text:style-name="P1"><text:tab/>以后做什么</text:p>
      <text:p text:style-name="P5"><text:tab/><text:tab/>1.移植perf到S32V234。</text:p>
      <text:p text:style-name="P1"><text:tab/><text:tab/><text:span text:style-name="T1">2.把ar0135摄像头点亮。</text:span></text:p>
      <text:p text:style-name="P1"><text:tab/>做后感</text:p>
      <text:p text:style-name="P1"><text:tab/><text:tab/>感觉自己在遇到一个大项目的时候，无从下手。经过指导还是有了方向，缩短了范围。但是感觉自己的思绪还是很乱，感觉代码不可控。</text:p>
      <text:p text:style-name="P1"><text:tab/><text:tab/>还有个感受，就是在这就感觉像在学校实验室一样，讨论的氛围非常nice。</text:p>
      <text:p text:style-name="P1"/>
      <text:p text:style-name="P2">7月1<text:span text:style-name="T4">8</text:span>日 22点<text:span text:style-name="T4">49</text:span> 王宇祥 日报 </text:p>
      <text:p text:style-name="P2"><text:tab/>做了什么</text:p>
      <text:p text:style-name="P2"><text:tab/><text:tab/><text:span text:style-name="T4">1.根据手册编译了S32V23 BSP19内核.</text:span></text:p>
      <text:p text:style-name="P2"><text:tab/><text:tab/><text:span text:style-name="T4">2.在内核目录下编译了perf.</text:span></text:p>
      <text:p text:style-name="P2"><text:tab/><text:tab/><text:span text:style-name="T4">3.最后对上述工作进行了报告整理</text:span></text:p>
      <text:p text:style-name="P2"><text:tab/>以后做什么</text:p>
      <text:p text:style-name="P2"><text:tab/><text:tab/><text:span text:style-name="T4">1.修好电脑.</text:span></text:p>
      <text:p text:style-name="P6"><text:span text:style-name="T2"><text:tab/><text:tab/>2.</text:span>恒润相机+恒润开发板 搭配 点亮+ 车载以太网.</text:p>
      <text:p text:style-name="P2"><text:tab/>做后感</text:p>
      <text:p text:style-name="P2"><text:tab/><text:tab/>遇到了稍微熟悉点的东西,感觉就有了解决问题的办法.有方法,一步一步来就可以了</text:p>
      <text:p text:style-name="P1"/>
      <text:p text:style-name="P2">7月1<text:span text:style-name="T3">9</text:span>日 2<text:span text:style-name="T3">3</text:span>点<text:span text:style-name="T3">30</text:span> 王宇祥 日报 </text:p>
      <text:p text:style-name="P2"><text:tab/>做了什么</text:p>
      <text:p text:style-name="P2"><text:tab/><text:tab/><text:span text:style-name="T3">1.编译x86 hal层的camera与can接口</text:span></text:p>
      <text:p text:style-name="P2"><text:tab/><text:tab/><text:span text:style-name="T3">2.使用vcan进行测试can程序.</text:span></text:p>
      <text:p text:style-name="P2"><text:tab/><text:tab/></text:p>
      <text:p text:style-name="P2"><text:tab/>以后做什么</text:p>
      <text:p text:style-name="P2"><text:tab/><text:tab/><text:span text:style-name="T4">1.编写数据对比代码,进行测试can数据传输是否正确</text:span></text:p>
      <text:p text:style-name="P2"><text:tab/><text:tab/>2.恒润相机+恒润开发板 搭配 点亮+ 车载以太网.</text:p>
      <text:p text:style-name="P3">7月<text:span text:style-name="T5">20</text:span>日 <text:span text:style-name="T5">17</text:span>点<text:span text:style-name="T5">52</text:span> 王宇祥 日报 </text:p>
      <text:p text:style-name="P3"><text:tab/>做了什么</text:p>
      <text:p text:style-name="P3"><text:tab/><text:tab/><text:span text:style-name="T3">1.将VCAN发送的数据与接收到的数据进行对比.</text:span></text:p>
      <text:p text:style-name="P4"><text:tab/><text:tab/><text:span text:style-name="T5">2.编写”如何使用VCAN测试X86 Ubuntu HAL 接口”文本.</text:span></text:p>
      <text:p text:style-name="P3"/>
      <text:p text:style-name="P3"><text:tab/>以后做什么</text:p>
      <text:p text:style-name="P3"><text:tab/><text:tab/><text:span text:style-name="T4">1.对VCAN的测试代码进行整理并进行发布</text:span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2:09:51.192915331</meta:creation-date>
    <dc:date>2019-07-22T10:34:40.617004513</dc:date>
    <meta:editing-duration>PT34M2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572" meta:character-count="773" meta:non-whitespace-character-count="675"/>
  </office:meta>
</office:document-meta>
</file>